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28pt" fo:font-weight="bold" style:font-name-asian="微软雅黑1" style:font-size-asian="28pt" style:font-weight-asian="bold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</style:style>
    <style:style style:name="P3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16pt" style:font-name-asian="微软雅黑1" style:font-size-asian="16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Calibri1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style:letter-kerning="true" style:font-name-asian="微软雅黑1" style:font-size-asian="12pt" style:language-asian="zh" style:country-asian="CN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微软雅黑" fo:font-size="12pt" fo:language="en" fo:country="US" style:letter-kerning="true" style:font-name-asian="微软雅黑1" style:font-size-asian="12pt" style:language-asian="zh" style:country-asian="CN" style:font-name-complex="F" style:font-size-complex="12pt" style:language-complex="ar" style:country-complex="SA"/>
    </style:style>
    <style:style style:name="P7" style:family="paragraph" style:parent-style-name="Normal_20__28_Web_29_">
      <loext:graphic-properties draw:fill="solid" draw:fill-color="#ffffff"/>
      <style:paragraph-properties fo:margin-top="0.55cm" fo:margin-bottom="0cm" style:contextual-spacing="false" fo:text-align="center" style:justify-single-word="false" fo:background-color="#ffffff" loext:word-spacing-minimum="75%" loext:word-spacing-maximum="133%"/>
      <style:text-properties fo:language="en" fo:country="US" style:language-asian="zh" style:country-asian="CN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1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style>
    <style:style style:name="P9" style:family="paragraph" style:parent-style-name="p">
      <loext:graphic-properties draw:fill="solid" draw:fill-color="#ffffff"/>
      <style:paragraph-properties fo:margin-top="0cm" fo:margin-bottom="0cm" style:contextual-spacing="false" fo:background-color="#ffffff"/>
      <style:text-properties fo:language="en" fo:country="US" style:language-asian="zh" style:country-asian="CN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1.967cm"/>
        </style:tab-stops>
      </style:paragraph-properties>
      <style:text-properties style:font-name="微软雅黑" fo:font-size="12pt" fo:language="en" fo:country="US" fo:font-weight="bold" style:letter-kerning="true" style:font-name-asian="微软雅黑1" style:font-size-asian="12pt" style:language-asian="zh" style:country-asian="CN" style:font-weight-asian="bold" style:font-name-complex="F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1.967cm"/>
        </style:tab-stops>
      </style:paragraph-properties>
      <style:text-properties style:font-name="微软雅黑" fo:font-size="12pt" fo:language="en" fo:country="US" style:letter-kerning="true" style:font-name-asian="微软雅黑1" style:font-size-asian="12pt" style:language-asian="zh" style:country-asian="CN" style:font-name-complex="F" style:font-size-complex="12pt" style:language-complex="ar" style:country-complex="SA"/>
    </style:style>
    <style:style style:name="P12" style:family="paragraph" style:parent-style-name="List_20_Paragraph" style:list-style-name="WWNum7">
      <style:paragraph-properties fo:margin-top="0cm" fo:margin-bottom="0.494cm" style:contextual-spacing="false"/>
      <style:text-properties fo:language="en" fo:country="US" style:language-asian="zh" style:country-asian="CN" style:language-complex="ar" style:country-complex="SA"/>
    </style:style>
    <style:style style:name="P13" style:family="paragraph" style:parent-style-name="List_20_Paragraph" style:list-style-name="WWNum7">
      <style:paragraph-properties fo:margin-top="0.494cm" fo:margin-bottom="0.494cm" style:contextual-spacing="false"/>
      <style:text-properties fo:language="en" fo:country="US" style:language-asian="zh" style:country-asian="CN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/>
      <style:text-properties fo:color="#bebebe" loext:opacity="100%" style:font-name="微软雅黑" fo:font-size="12pt" fo:language="en" fo:country="US" fo:font-style="italic" style:letter-kerning="true" style:font-name-asian="微软雅黑1" style:font-size-asian="12pt" style:language-asian="zh" style:country-asian="CN" style:font-style-asian="italic" style:font-name-complex="F" style:font-size-complex="12pt" style:language-complex="ar" style:country-complex="SA" style:font-style-complex="italic"/>
    </style:style>
    <style:style style:name="P15" style:family="paragraph" style:parent-style-name="p">
      <loext:graphic-properties draw:fill="solid" draw:fill-color="#ffffff"/>
      <style:paragraph-properties fo:margin-top="0cm" fo:margin-bottom="0cm" style:contextual-spacing="false" fo:background-color="#ffffff"/>
      <style:text-properties fo:color="#bebebe" loext:opacity="100%" style:font-name="微软雅黑" fo:language="en" fo:country="US" style:font-name-asian="微软雅黑1" style:language-asian="zh" style:country-asian="CN" style:font-size-complex="10.5pt" style:language-complex="ar" style:country-complex="SA" style:font-style-complex="italic"/>
    </style:style>
    <style:style style:name="P16" style:family="paragraph" style:parent-style-name="Standard">
      <style:text-properties style:font-name="微软雅黑" fo:font-size="16pt" fo:font-weight="bold" style:font-name-asian="微软雅黑1" style:font-size-asian="16pt" style:font-weight-asian="bold"/>
    </style:style>
    <style:style style:name="T1" style:family="text">
      <style:text-properties style:font-name="微软雅黑" fo:font-size="28pt" fo:font-weight="bold" style:font-name-asian="微软雅黑1" style:font-size-asian="28pt" style:font-weight-asian="bold"/>
    </style:style>
    <style:style style:name="T2" style:family="text">
      <style:text-properties style:font-name="微软雅黑" fo:font-size="28pt" fo:font-weight="bold" style:font-name-asian="微软雅黑1" style:font-size-asian="28pt" style:font-weight-asian="bold" style:script-type="asian"/>
    </style:style>
    <style:style style:name="T3" style:family="text">
      <style:text-properties style:font-name="微软雅黑" fo:font-size="16pt" style:font-name-asian="微软雅黑1" style:font-size-asian="16pt"/>
    </style:style>
    <style:style style:name="T4" style:family="text">
      <style:text-properties style:font-name="微软雅黑" fo:font-size="12pt" fo:font-weight="bold" style:font-name-asian="微软雅黑1" style:font-size-asian="12pt" style:font-weight-asian="bold" style:font-size-complex="12pt"/>
    </style:style>
    <style:style style:name="T5" style:family="text">
      <style:text-properties style:font-name="微软雅黑" fo:font-size="12pt" fo:font-weight="bold" style:font-name-asian="微软雅黑1" style:font-size-asian="12pt" style:font-weight-asian="bold" style:font-size-complex="12pt" style:script-type="asian"/>
    </style:style>
    <style:style style:name="T6" style:family="text">
      <style:text-properties style:font-name="微软雅黑" fo:font-size="12pt" style:font-name-asian="微软雅黑1" style:font-size-asian="12pt" style:font-size-complex="12pt"/>
    </style:style>
    <style:style style:name="T7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T8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 style:script-type="asian">
        <loext:char-complex-color loext:theme-type="light1" loext:color-type="theme">
          <loext:transformation loext:type="shade" loext:value="4980"/>
        </loext:char-complex-color>
      </style:text-properties>
    </style:style>
    <style:style style:name="T10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 style:script-type="asian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微软雅黑" fo:font-weight="bold" style:font-name-asian="微软雅黑1" style:font-weight-asian="bold" style:font-weight-complex="bold">
        <loext:char-complex-color loext:theme-type="dark1" loext:color-type="theme"/>
      </style:text-properties>
    </style:style>
    <style:style style:name="T12" style:family="text">
      <style:text-properties fo:color="#bebebe" loext:opacity="100%" style:font-name="微软雅黑" fo:font-size="12pt" fo:font-style="italic" style:letter-kerning="false" style:font-name-asian="微软雅黑1" style:font-size-asian="12pt" style:font-style-asian="italic" style:font-name-complex="宋体1" style:font-size-complex="12pt" style:font-style-complex="italic"/>
    </style:style>
    <style:style style:name="T13" style:family="text">
      <style:text-properties fo:color="#bebebe" loext:opacity="100%" style:font-name="微软雅黑" fo:font-size="12pt" fo:font-style="italic" style:letter-kerning="false" style:font-name-asian="微软雅黑1" style:font-size-asian="12pt" style:font-style-asian="italic" style:font-name-complex="宋体1" style:font-size-complex="12pt" style:font-style-complex="italic" style:script-type="asian"/>
    </style:style>
    <style:style style:name="T14" style:family="text">
      <style:text-properties style:font-name="微软雅黑" fo:font-size="12pt" fo:font-weight="bold" style:font-name-asian="微软雅黑1" style:font-size-asian="12pt" style:font-weight-asian="bold" style:font-size-complex="12pt" style:font-weight-complex="bold" style:script-type="asian"/>
    </style:style>
    <style:style style:name="T15" style:family="text">
      <style:text-properties style:font-name="微软雅黑" fo:font-size="12pt" style:font-name-asian="微软雅黑1" style:font-size-asian="12pt" style:font-size-complex="12pt" style:script-type="asian"/>
    </style:style>
    <style:style style:name="T16" style:family="text">
      <style:text-properties fo:color="#bebebe" loext:opacity="100%" style:font-name="微软雅黑" fo:font-size="12pt" fo:font-style="italic" style:font-name-asian="微软雅黑1" style:font-size-asian="12pt" style:font-style-asian="italic" style:font-size-complex="12pt" style:font-style-complex="italic" style:script-type="asian"/>
    </style:style>
    <style:style style:name="T17" style:family="text">
      <style:text-properties fo:color="#bebebe" loext:opacity="100%" style:font-name="微软雅黑" fo:font-style="italic" style:font-name-asian="微软雅黑1" style:font-style-asian="italic" style:font-style-complex="italic"/>
    </style:style>
    <style:style style:name="T18" style:family="text">
      <style:text-properties fo:color="#bebebe" loext:opacity="100%" style:font-name="微软雅黑" fo:font-style="italic" style:font-name-asian="微软雅黑1" style:font-style-asian="italic" style:font-style-complex="italic" style:script-type="asian"/>
    </style:style>
    <style:style style:name="T19" style:family="text">
      <style:text-properties style:font-name="微软雅黑" style:font-name-asian="微软雅黑1"/>
    </style:style>
    <style:style style:name="T20" style:family="text">
      <style:text-properties style:font-name="微软雅黑" style:font-name-asian="微软雅黑1" style:script-type="asian"/>
    </style:style>
    <style:style style:name="T21" style:family="text">
      <style:text-properties fo:color="#bebebe" loext:opacity="100%" style:font-name="微软雅黑" fo:font-size="12pt" fo:font-style="italic" style:font-name-asian="微软雅黑1" style:font-size-asian="12pt" style:font-style-asian="italic" style:font-size-complex="12pt" style:font-style-complex="italic"/>
    </style:style>
    <style:style style:name="T22" style:family="text">
      <style:text-properties style:font-name="微软雅黑" fo:font-size="12pt" fo:font-weight="bold" style:font-name-asian="微软雅黑1" style:font-size-asian="12pt" style:font-weight-asian="bold"/>
    </style:style>
    <style:style style:name="T23" style:family="text">
      <style:text-properties style:font-name="微软雅黑" fo:font-size="12pt" fo:font-weight="bold" style:font-name-asian="微软雅黑1" style:font-size-asian="12pt" style:font-weight-asian="bold" style:script-type="asian"/>
    </style:style>
    <style:style style:name="T24" style:family="text">
      <style:text-properties fo:color="#bebebe" loext:opacity="100%" style:font-name="微软雅黑" fo:font-style="italic" style:font-name-asian="微软雅黑1" style:font-style-asian="italic" style:font-size-complex="10.5pt" style:font-style-complex="italic"/>
    </style:style>
    <style:style style:name="T25" style:family="text">
      <style:text-properties fo:color="#bebebe" loext:opacity="100%" style:font-name="微软雅黑" fo:font-style="italic" style:font-name-asian="微软雅黑1" style:font-style-asian="italic" style:font-size-complex="10.5pt" style:font-style-complex="italic" style:script-type="asian"/>
    </style:style>
    <style:style style:name="T26" style:family="text">
      <style:text-properties fo:color="#bebebe" loext:opacity="100%" style:font-name="微软雅黑" style:font-name-asian="微软雅黑1" style:font-size-complex="10.5pt" style:font-style-complex="italic"/>
    </style:style>
    <style:style style:name="T27" style:family="text">
      <style:text-properties style:font-name="微软雅黑" fo:font-size="16pt" fo:font-weight="bold" style:font-name-asian="微软雅黑1" style:font-size-asian="16pt" style:font-weight-asian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76883826"/></text:p>
      <text:p text:style-name="P1" loext:marker-style-name="T1"/>
      <text:p text:style-name="P1" loext:marker-style-name="T1"/>
      <text:p text:style-name="P2" loext:marker-style-name="T1"><text:span text:style-name="T1">第</text:span><text:span text:style-name="T2">十</text:span><text:span text:style-name="T1">届华为ICT大赛中国创新赛</text:span><text:bookmark-end text:name="_Hlk176883826"/></text:p>
      <text:p text:style-name="P2" loext:marker-style-name="T1"><text:span text:style-name="T2">作品信息收集表</text:span><text:span text:style-name="T2"/></text:p>
      <text:p text:style-name="P3" loext:marker-style-name="T3"><draw:frame draw:style-name="fr1" draw:name="框架1" text:anchor-type="paragraph" svg:x="-2.028cm" svg:y="-0.102cm" svg:width="18.754cm" draw:z-index="1" loext:may-break-between-pages="true"><draw:text-box fo:min-height="0cm"><table:table table:name="表格1" table:style-name="表格1"><table:table-column table:style-name="表格1.A"/><table:table-column table:style-name="表格1.B"/><table:table-column table:style-name="表格1.C"/><table:table-column table:style-name="表格1.D"/><table:table-column table:style-name="表格1.E"/><table:table-row table:style-name="表格1.1"><table:table-cell table:style-name="表格1.A1" table:number-columns-spanned="5" office:value-type="string"><text:p text:style-name="P4" loext:marker-style-name="T4"><text:span text:style-name="T5">参赛队伍基础信息</text:span></text:p></table:table-cell><table:covered-table-cell/><table:covered-table-cell/><table:covered-table-cell/><table:covered-table-cell/></table:table-row><table:table-row table:style-name="表格1.1"><table:table-cell table:style-name="表格1.A2" office:value-type="string"><text:p text:style-name="P4" loext:marker-style-name="T4"><text:span text:style-name="T4">学校名称</text:span></text:p></table:table-cell><table:table-cell table:style-name="表格1.B2" table:number-columns-spanned="4" office:value-type="string"><text:p text:style-name="P5" loext:marker-style-name="T6"/></table:table-cell><table:covered-table-cell/><table:covered-table-cell/><table:covered-table-cell/></table:table-row><table:table-row table:style-name="表格1.1"><table:table-cell table:style-name="表格1.A3" office:value-type="string"><text:p text:style-name="P4" loext:marker-style-name="T4"><text:span text:style-name="T4">队伍名称</text:span></text:p></table:table-cell><table:table-cell table:style-name="表格1.B3" table:number-columns-spanned="4" office:value-type="string"><text:p text:style-name="P5" loext:marker-style-name="T6"/></table:table-cell><table:covered-table-cell/><table:covered-table-cell/><table:covered-table-cell/></table:table-row><table:table-row table:style-name="表格1.1"><table:table-cell table:style-name="表格1.A4" table:number-rows-spanned="2" office:value-type="string"><text:p text:style-name="P4" loext:marker-style-name="T4"><text:span text:style-name="T7">队伍成员</text:span></text:p></table:table-cell><table:table-cell table:style-name="表格1.B4" office:value-type="string"><text:p text:style-name="P4" loext:marker-style-name="T4"><text:span text:style-name="T4">指导老师</text:span><text:span text:style-name="T8">（</text:span><text:span text:style-name="T9">1人</text:span><text:span text:style-name="T8">）</text:span></text:p></table:table-cell><table:table-cell table:style-name="表格1.C4" table:number-columns-spanned="3" office:value-type="string"><text:p text:style-name="P4" loext:marker-style-name="T6"><text:span text:style-name="T4">队员姓名</text:span><text:span text:style-name="T8">（</text:span><text:span text:style-name="T9">不超过</text:span><text:span text:style-name="T8">3人）</text:span></text:p></table:table-cell><table:covered-table-cell/><table:covered-table-cell/></table:table-row><table:table-row table:style-name="表格1.1"><table:covered-table-cell table:style-name="表格1.A5"/><table:table-cell table:style-name="表格1.B5" office:value-type="string"><text:p text:style-name="P6" loext:marker-style-name="T6"/></table:table-cell><table:table-cell table:style-name="表格1.C5" office:value-type="string"><text:p text:style-name="P6" loext:marker-style-name="T6"/></table:table-cell><table:table-cell table:style-name="表格1.D5" office:value-type="string"><text:p text:style-name="P6" loext:marker-style-name="T6"/></table:table-cell><table:table-cell table:style-name="表格1.E5" office:value-type="string"><text:p text:style-name="P6" loext:marker-style-name="T6"/></table:table-cell></table:table-row><table:table-row table:style-name="表格1.1"><table:table-cell table:style-name="表格1.A4" office:value-type="string"><text:p text:style-name="P4" loext:marker-style-name="T4"><text:span text:style-name="T10">队长</text:span><text:span text:style-name="T7">联系电话</text:span></text:p></table:table-cell><table:table-cell table:style-name="表格1.B6" table:number-columns-spanned="4" office:value-type="string"><text:p text:style-name="P5" loext:marker-style-name="T6"/></table:table-cell><table:covered-table-cell/><table:covered-table-cell/><table:covered-table-cell/></table:table-row><table:table-row table:style-name="表格1.1"><table:table-cell table:style-name="表格1.A4" office:value-type="string"><text:p text:style-name="P4" loext:marker-style-name="T4"><text:span text:style-name="T10">队长</text:span><text:span text:style-name="T7">联系邮箱</text:span></text:p></table:table-cell><table:table-cell table:style-name="表格1.B7" table:number-columns-spanned="4" office:value-type="string"><text:p text:style-name="P5" loext:marker-style-name="T6"/></table:table-cell><table:covered-table-cell/><table:covered-table-cell/><table:covered-table-cell/></table:table-row><table:table-row table:style-name="表格1.1"><table:table-cell table:style-name="表格1.A8" office:value-type="string"><text:p text:style-name="P7" loext:marker-style-name="T11"><text:span text:style-name="T11">团队合照</text:span></text:p></table:table-cell><table:table-cell table:style-name="表格1.B8" table:number-columns-spanned="4" office:value-type="string"><text:p text:style-name="P8" loext:marker-style-name="T12"><text:span text:style-name="T13">请提供1张2M左右的团队合照</text:span></text:p><text:p text:style-name="P5" loext:marker-style-name="T6"/><text:p text:style-name="P5" loext:marker-style-name="T6"/><text:p text:style-name="P5" loext:marker-style-name="T6"/><text:p text:style-name="P5" loext:marker-style-name="T6"/><text:p text:style-name="P5" loext:marker-style-name="T6"/></table:table-cell><table:covered-table-cell/><table:covered-table-cell/><table:covered-table-cell/></table:table-row><table:table-row table:style-name="表格1.1"><table:table-cell table:style-name="表格1.A1" table:number-columns-spanned="5" office:value-type="string"><text:p text:style-name="P4" loext:marker-style-name="T4"><text:span text:style-name="T5">参赛作品简介</text:span></text:p></table:table-cell><table:covered-table-cell/><table:covered-table-cell/><table:covered-table-cell/><table:covered-table-cell/></table:table-row><table:table-row table:style-name="表格1.1"><table:table-cell table:style-name="表格1.A10" office:value-type="string"><text:p text:style-name="P4" loext:marker-style-name="T4"><text:span text:style-name="T14">赛题</text:span></text:p></table:table-cell><table:table-cell table:style-name="表格1.B10" table:number-columns-spanned="4" office:value-type="string"><text:p text:style-name="P8" loext:marker-style-name="T6"><text:span text:style-name="T15">赛题1：基于昇思MindSpore打造AI创新应用</text:span></text:p></table:table-cell><table:covered-table-cell/><table:covered-table-cell/><table:covered-table-cell/></table:table-row><table:table-row table:style-name="表格1.1"><table:table-cell table:style-name="表格1.A11" office:value-type="string"><text:p text:style-name="P4" loext:marker-style-name="T4"><text:span text:style-name="T5">作品</text:span><text:span text:style-name="T4">名称</text:span></text:p></table:table-cell><table:table-cell table:style-name="表格1.B11" table:number-columns-spanned="4" office:value-type="string"><text:p text:style-name="P5" loext:marker-style-name="T6"/></table:table-cell><table:covered-table-cell/><table:covered-table-cell/><table:covered-table-cell/></table:table-row><table:table-row table:style-name="表格1.1"><table:table-cell table:style-name="表格1.A12" office:value-type="string"><text:p text:style-name="P4" loext:marker-style-name="T4"><text:span text:style-name="T5">应用</text:span><text:span text:style-name="T4">领域</text:span></text:p></table:table-cell><table:table-cell table:style-name="表格1.B12" table:number-columns-spanned="4" office:value-type="string"><text:p text:style-name="P8" loext:marker-style-name="T6"><text:span text:style-name="T16">（包括但不限于金融、交通、能源、教育、医疗、农业、民生等）</text:span></text:p></table:table-cell><table:covered-table-cell/><table:covered-table-cell/><table:covered-table-cell/></table:table-row><table:table-row table:style-name="表格1.1"><table:table-cell table:style-name="表格1.A13" office:value-type="string"><text:p text:style-name="P4" loext:marker-style-name="T4"><text:span text:style-name="T5">应用技术</text:span></text:p></table:table-cell><table:table-cell table:style-name="表格1.B13" table:number-columns-spanned="4" office:value-type="string"><text:p text:style-name="P9" loext:marker-style-name="T17"><text:span text:style-name="T18">华为A</text:span><text:span text:style-name="T17">I</text:span><text:span text:style-name="T18">相关技术（如昇思MindSpore、CANN、</text:span><text:span text:style-name="T17">AIot</text:span><text:span text:style-name="T18">、</text:span><text:span text:style-name="T17">ModelArts</text:span><text:span text:style-name="T18">等）；</text:span></text:p></table:table-cell><table:covered-table-cell/><table:covered-table-cell/><table:covered-table-cell/></table:table-row><table:table-row table:style-name="表格1.14"><table:table-cell table:style-name="表格1.A4" office:value-type="string"><text:p text:style-name="P4" loext:marker-style-name="T4"><text:span text:style-name="T4">作品</text:span><text:span text:style-name="T5">介绍</text:span></text:p></table:table-cell><table:table-cell table:style-name="表格1.B14" table:number-columns-spanned="4" office:value-type="string"><text:p text:style-name="P8" loext:marker-style-name="T6"><text:span text:style-name="T15">1、方案的背景和价值，如应用场景和实际解决的问题等（5</text:span><text:span text:style-name="T6">00</text:span><text:span text:style-name="T15">字以内）</text:span></text:p><text:p text:style-name="P5" loext:marker-style-name="T6"/><text:p text:style-name="P5" loext:marker-style-name="T6"/><text:p text:style-name="P5" loext:marker-style-name="T6"/><text:p text:style-name="P5" loext:marker-style-name="T6"/><text:p text:style-name="P5" loext:marker-style-name="T6"/><text:p text:style-name="P5" loext:marker-style-name="T6"/><text:p text:style-name="P8" loext:marker-style-name="T6"><text:span text:style-name="T6">2</text:span><text:span text:style-name="T15">、创新性的解读，如算法创新、AI应用场景创新（1</text:span><text:span text:style-name="T6">000</text:span><text:span text:style-name="T15">字以内）</text:span></text:p><text:p text:style-name="P10" loext:marker-style-name="T4"/><text:p text:style-name="P11" loext:marker-style-name="T6"/><text:p text:style-name="P11" loext:marker-style-name="T6"/><text:p text:style-name="P11" loext:marker-style-name="T6"/><text:p text:style-name="P11" loext:marker-style-name="T6"/></table:table-cell><table:covered-table-cell/><table:covered-table-cell/><table:covered-table-cell/></table:table-row><table:table-row table:style-name="表格1.14"><table:table-cell table:style-name="表格1.A8" office:value-type="string"><text:p text:style-name="P4" loext:marker-style-name="T4"><text:span text:style-name="T5">技术方案介绍</text:span></text:p></table:table-cell><table:table-cell table:style-name="表格1.B15" table:number-columns-spanned="4" office:value-type="string"><text:list text:style-name="WWNum7"><text:list-item><text:p text:style-name="P12" loext:marker-style-name="T19"><text:span text:style-name="T20">整体技术方案介绍（可结合作品技术架构等图片说明）</text:span></text:p></text:list-item></text:list><text:p text:style-name="P5" loext:marker-style-name="T6"/><text:p text:style-name="P5" loext:marker-style-name="T6"/><text:p text:style-name="P5" loext:marker-style-name="T6"/><text:p text:style-name="P5" loext:marker-style-name="T6"/><text:p text:style-name="P5" loext:marker-style-name="T6"/><text:list text:continue-numbering="true" text:style-name="WWNum7"><text:list-item><text:p text:style-name="P13" loext:marker-style-name="T19"><text:span text:style-name="T20">关键技术模块介绍（如数据集的选取与数据处理、关键代码片段的解读（如模型实现、训练、推理、部署等）</text:span></text:p></text:list-item></text:list><text:p text:style-name="P9" loext:marker-style-name="T17"><text:span text:style-name="T18">模块1</text:span><text:span text:style-name="T17"> XXXX</text:span><text:span text:style-name="T18">：</text:span></text:p><text:p text:style-name="P9" loext:marker-style-name="T17"><text:span text:style-name="T18">模块2</text:span><text:span text:style-name="T17"> XXXX</text:span><text:span text:style-name="T18">：</text:span></text:p><text:p text:style-name="P9" loext:marker-style-name="T17"><text:span text:style-name="T18">模块3</text:span><text:span text:style-name="T17"> XXXX</text:span><text:span text:style-name="T18">：</text:span></text:p><text:p text:style-name="P5" loext:marker-style-name="T6"/><text:list text:continue-numbering="true" text:style-name="WWNum7"><text:list-item><text:p text:style-name="P13" loext:marker-style-name="T19"><text:span text:style-name="T20">方案最终达到的效果（提供可量化的指标，如准确率、推理吞吐、预期降低成本等）</text:span></text:p></text:list-item></text:list><text:p text:style-name="P14" loext:marker-style-name="T21"/><text:p text:style-name="P14" loext:marker-style-name="T21"/><text:p text:style-name="P14" loext:marker-style-name="T21"/><text:p text:style-name="P14" loext:marker-style-name="T21"/><text:p text:style-name="P14" loext:marker-style-name="T21"/></table:table-cell><table:covered-table-cell/><table:covered-table-cell/><table:covered-table-cell/></table:table-row><table:table-row table:style-name="表格1.14"><table:table-cell table:style-name="表格1.A8" office:value-type="string"><text:p text:style-name="P4" loext:marker-style-name="T22"><text:span text:style-name="T23">作品展示</text:span></text:p></table:table-cell><table:table-cell table:style-name="表格1.B16" table:number-columns-spanned="4" office:value-type="string"><text:p text:style-name="P9" loext:marker-style-name="T24"><text:span text:style-name="T25">包括但不限于照片、视频（可单独作为附件打包上传）、网页链接等</text:span></text:p><text:p text:style-name="P15" loext:marker-style-name="T26"/><text:p text:style-name="P15" loext:marker-style-name="T26"/><text:p text:style-name="P15" loext:marker-style-name="T26"/><text:p text:style-name="P15" loext:marker-style-name="T26"/><text:p text:style-name="P15" loext:marker-style-name="T26"/><text:p text:style-name="P15" loext:marker-style-name="T26"/></table:table-cell><table:covered-table-cell/><table:covered-table-cell/><table:covered-table-cell/></table:table-row></table:table></draw:text-box></draw:frame><text:bookmark text:name="_GoBack"/><text:soft-page-break/></text:p>
      <text:p text:style-name="P16" loext:marker-style-name="T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页脚_20_字符" style:class="extra">
      <style:paragraph-properties fo:text-align="start" style:justify-single-word="false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loext:linked-style-name="批注框文本_20_字符">
      <style:text-properties fo:font-size="9pt" style:font-size-asian="9pt" style:font-size-complex="9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letter-kerning="false" style:font-size-asian="11pt"/>
    </style:style>
    <style:style style:name="List_20_Paragraph" style:display-name="List Paragraph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 loext:linked-style-name="Balloon_20_Tex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swiss" style:font-pitch="variable"/>
    </style:style>
    <style:style style:name="ListLabel_20_65" style:display-name="ListLabel 65" style:family="text">
      <style:text-properties style:font-name="Calibri1" fo:font-family="Calibri" style:font-family-generic="swiss" style:font-pitch="variable"/>
    </style:style>
    <style:style style:name="ListLabel_20_66" style:display-name="ListLabel 66" style:family="text">
      <style:text-properties style:font-name="Calibri1" fo:font-family="Calibri" style:font-family-generic="swiss" style:font-pitch="variable"/>
    </style:style>
    <style:style style:name="ListLabel_20_67" style:display-name="ListLabel 67" style:family="text">
      <style:text-properties style:font-name="Calibri1" fo:font-family="Calibri" style:font-family-generic="swiss" style:font-pitch="variable"/>
    </style:style>
    <style:style style:name="ListLabel_20_68" style:display-name="ListLabel 68" style:family="text">
      <style:text-properties style:font-name="Calibri1" fo:font-family="Calibri" style:font-family-generic="swiss" style:font-pitch="variable"/>
    </style:style>
    <style:style style:name="ListLabel_20_69" style:display-name="ListLabel 69" style:family="text">
      <style:text-properties style:font-name="Calibri1" fo:font-family="Calibri" style:font-family-generic="swiss" style:font-pitch="variable"/>
    </style:style>
    <style:style style:name="ListLabel_20_70" style:display-name="ListLabel 70" style:family="text">
      <style:text-properties style:font-name="Calibri1" fo:font-family="Calibri" style:font-family-generic="swiss" style:font-pitch="variable"/>
    </style:style>
    <style:style style:name="ListLabel_20_71" style:display-name="ListLabel 71" style:family="text">
      <style:text-properties style:font-name="Calibri1" fo:font-family="Calibri" style:font-family-generic="swiss" style:font-pitch="variable"/>
    </style:style>
    <style:style style:name="ListLabel_20_72" style:display-name="ListLabel 72" style:family="text">
      <style:text-properties style:font-name="Calibri1" fo:font-family="Calibri" style:font-family-generic="swiss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）" style:num-suffix="）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9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62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77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80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chenike-Pc</meta:initial-creator>
    <dc:creator>Niuhuan(Naomi)</dc:creator>
    <meta:editing-cycles>4</meta:editing-cycles>
    <meta:creation-date>2025-08-19T08:31:00</meta:creation-date>
    <dc:date>2025-09-10T07:57:00</dc:date>
    <meta:editing-duration>PT9M</meta:editing-duration>
    <meta:generator>LibreOffice/25.8.3.2$Linux_X86_64 LibreOffice_project/580$Build-2</meta:generator>
    <meta:document-statistic meta:table-count="1" meta:image-count="0" meta:object-count="0" meta:page-count="3" meta:paragraph-count="32" meta:word-count="407" meta:character-count="460" meta:non-whitespace-character-count="457"/>
    <meta:user-defined meta:name="AppVersion">16.0000</meta:user-defined>
    <meta:user-defined meta:name="GrammarlyDocumentId">2abf1b5a5f8821cdad46ec475ad219051bace7e2ac2ff1f51bf37db2051dcf5f</meta:user-defined>
    <meta:user-defined meta:name="_2015_ms_pID_725343">(3)Bvt6jFChEXHyJ5QvBog+SZGctrnaVexf2GtFXlj1AbQPyqXbx68KA1FdhVmzq09HcfZbcmf5
QriPidnXK7VrRVZFfvkSOSsXwC72drvjog1k8eLOoEF2L7SYv73rXssCg7GcLQtwlocJrAuG
euV73Vtk0mU8+4i1EUbzaWVP8zrLe+JKUbYC+An4oFp2MAFcxdb+WOAp45CI10OHFKaZlmgD
V3l2GJb8MKslS56JAJ</meta:user-defined>
    <meta:user-defined meta:name="_2015_ms_pID_7253431">hKNq/aWlIvwbk/9uK4yVAXRrrE+vxvLX4Noky9txoc5lGite42qLuy
Lt23h5yONVagJVwiOp80jmAm8Mj9oaiudQUkoYDtPLP/9dYNr5YEO/EISQ0/W179j5LLqvk6
ytAG8To/4oqCn2TwWSKy8OIyYE8gr3/tyifSOZlDZ36I3E/0TWdIeL2NUbVTXsOlO/N1qpHV
qfWbRk3mB/6Bg8qATmOrhaUIkGDQn/kOvloQ</meta:user-defined>
    <meta:user-defined meta:name="_2015_ms_pID_7253432" meta:value-type="string">1Yhdipun6TLLTiY+lOyMmQE=</meta:user-defined>
    <meta:user-defined meta:name="_change" meta:value-type="string"/>
    <meta:user-defined meta:name="_full-control" meta:value-type="string"/>
    <meta:user-defined meta:name="_readonly" meta:value-type="string"/>
    <meta:user-defined meta:name="sflag" meta:value-type="string">1757491019</meta:user-defined>
    <meta:template xlink:type="simple" xlink:actuate="onRequest" xlink:title="Normal.dotm" xlink:href=""/>
  </office:meta>
</office:document-meta>
</file>